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Diametral Pitch (P)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Teeth (N)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½ Preassure Angle (PA)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itch Diameter (D)</text:p>
          </table:table-cell>
          <table:table-cell table:formula="of:=[.B2]/[.B1]" office:value-type="float" office:value="150">
            <text:p>150</text:p>
          </table:table-cell>
        </table:table-row>
        <table:table-row table:style-name="ro1">
          <table:table-cell office:value-type="string">
            <text:p>Pitch Radius (R )</text:p>
          </table:table-cell>
          <table:table-cell table:formula="of:=[.B5]/2" office:value-type="float" office:value="75">
            <text:p>75</text:p>
          </table:table-cell>
        </table:table-row>
        <table:table-row table:style-name="ro1">
          <table:table-cell office:value-type="string">
            <text:p>Base Circle Diameter (DB)</text:p>
          </table:table-cell>
          <table:table-cell table:formula="of:=[.B5]*COS(RADIANS([.B3]))" office:value-type="float" office:value="145.222146056716">
            <text:p>145.222146056716</text:p>
          </table:table-cell>
        </table:table-row>
        <table:table-row table:style-name="ro1">
          <table:table-cell office:value-type="string">
            <text:p>Base Circle Radius (RB)</text:p>
          </table:table-cell>
          <table:table-cell table:formula="of:=[.B7]/2" office:value-type="float" office:value="72.6110730283581">
            <text:p>72.6110730283581</text:p>
          </table:table-cell>
        </table:table-row>
        <table:table-row table:style-name="ro1">
          <table:table-cell office:value-type="string">
            <text:p>Addendum (a)</text:p>
          </table:table-cell>
          <table:table-cell table:formula="of:=1/[.B1]" office:value-type="float" office:value="5">
            <text:p>5</text:p>
          </table:table-cell>
        </table:table-row>
        <table:table-row table:style-name="ro1">
          <table:table-cell office:value-type="string">
            <text:p>Dedendum (d)</text:p>
          </table:table-cell>
          <table:table-cell table:formula="of:=1.157/[.B1]" office:value-type="float" office:value="5.785">
            <text:p>5.785</text:p>
          </table:table-cell>
        </table:table-row>
        <table:table-row table:style-name="ro1">
          <table:table-cell office:value-type="string">
            <text:p>Outside Diameter (DO)</text:p>
          </table:table-cell>
          <table:table-cell table:formula="of:=[.B5]+2*[.B9]" office:value-type="float" office:value="160">
            <text:p>160</text:p>
          </table:table-cell>
        </table:table-row>
        <table:table-row table:style-name="ro1">
          <table:table-cell office:value-type="string">
            <text:p>Outside Radius (RO)</text:p>
          </table:table-cell>
          <table:table-cell table:formula="of:=[.B11]/2" office:value-type="float" office:value="80">
            <text:p>80</text:p>
          </table:table-cell>
        </table:table-row>
        <table:table-row table:style-name="ro1">
          <table:table-cell office:value-type="string">
            <text:p>Root Diameter (RD)</text:p>
          </table:table-cell>
          <table:table-cell table:formula="of:=[.B5]-2*[.B10]" office:value-type="float" office:value="138.43">
            <text:p>138.43</text:p>
          </table:table-cell>
        </table:table-row>
        <table:table-row table:style-name="ro1">
          <table:table-cell office:value-type="string">
            <text:p>Root Radius (RR)</text:p>
          </table:table-cell>
          <table:table-cell table:formula="of:=[.B13]/2" office:value-type="float" office:value="69.215">
            <text:p>69.2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ircumference of Base circle (CB)</text:p>
          </table:table-cell>
          <table:table-cell table:formula="of:=PI()*[.B7]" office:value-type="float" office:value="456.228827190324">
            <text:p>456.228827190324</text:p>
          </table:table-cell>
        </table:table-row>
        <table:table-row table:style-name="ro1">
          <table:table-cell office:value-type="string">
            <text:p>1/20th Base circle radius(FCB)</text:p>
          </table:table-cell>
          <table:table-cell table:formula="of:=[.B8]/20" office:value-type="float" office:value="3.6305536514179">
            <text:p>3.6305536514179</text:p>
          </table:table-cell>
        </table:table-row>
        <table:table-row table:style-name="ro1">
          <table:table-cell office:value-type="string">
            <text:p>Number of FCB in CB (NCB)</text:p>
          </table:table-cell>
          <table:table-cell table:formula="of:=[.B16]/[.B17]" office:value-type="float" office:value="125.663706143592">
            <text:p>125.663706143592</text:p>
          </table:table-cell>
        </table:table-row>
        <table:table-row table:style-name="ro1">
          <table:table-cell office:value-type="string">
            <text:p>360 degrees divided by NCB (ACB)</text:p>
          </table:table-cell>
          <table:table-cell table:formula="of:=360/[.B18]" office:value-type="float" office:value="2.86478897565412">
            <text:p>2.86478897565412</text:p>
          </table:table-cell>
        </table:table-row>
        <table:table-row table:style-name="ro1">
          <table:table-cell office:value-type="string">
            <text:p>Gear tooth spacing (GT)</text:p>
          </table:table-cell>
          <table:table-cell table:formula="of:=360/[.B2]"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07/12/2010</text:date>, <text:time>16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Shotton</meta:initial-creator>
    <meta:creation-date>2010-12-03T19:26:45</meta:creation-date>
    <dc:date>2010-12-07T16:46:24</dc:date>
    <dc:creator>Matthew Shotton</dc:creator>
    <meta:editing-duration>PT01H05M54S</meta:editing-duration>
    <meta:editing-cycles>3</meta:editing-cycles>
    <meta:generator>OpenOffice.org/3.2$Unix OpenOffice.org_project/320m12$Build-9483</meta:generator>
    <meta:document-statistic meta:table-count="3" meta:cell-count="36" meta:object-count="0"/>
  </office:meta>
</office:document-meta>
</file>